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498cm" style:rel-column-width="4818*"/>
    </style:style>
    <style:style style:name="Table2.B" style:family="table-column">
      <style:table-column-properties style:column-width="8.502cm" style:rel-column-width="4820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498cm" style:rel-column-width="4818*"/>
    </style:style>
    <style:style style:name="Table3.B" style:family="table-column">
      <style:table-column-properties style:column-width="8.502cm" style:rel-column-width="4820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a9fe4" officeooo:paragraph-rsid="001a9fe4"/>
    </style:style>
    <style:style style:name="P2" style:family="paragraph" style:parent-style-name="Standard">
      <style:text-properties officeooo:rsid="001a9fe4" officeooo:paragraph-rsid="001aea73"/>
    </style:style>
    <style:style style:name="P3" style:family="paragraph" style:parent-style-name="Standard">
      <style:text-properties officeooo:rsid="001bdf0a" officeooo:paragraph-rsid="001bdf0a"/>
    </style:style>
    <style:style style:name="P4" style:family="paragraph" style:parent-style-name="Standard">
      <style:text-properties officeooo:rsid="001bdf0a" officeooo:paragraph-rsid="002255f9"/>
    </style:style>
    <style:style style:name="P5" style:family="paragraph" style:parent-style-name="Standard">
      <style:text-properties officeooo:rsid="001bdf0a" officeooo:paragraph-rsid="002b217f"/>
    </style:style>
    <style:style style:name="P6" style:family="paragraph" style:parent-style-name="Standard">
      <style:text-properties officeooo:rsid="001bdf0a" officeooo:paragraph-rsid="00325905"/>
    </style:style>
    <style:style style:name="P7" style:family="paragraph" style:parent-style-name="Standard">
      <style:text-properties officeooo:paragraph-rsid="001aea73"/>
    </style:style>
    <style:style style:name="P8" style:family="paragraph" style:parent-style-name="Standard">
      <style:text-properties fo:font-weight="bold" officeooo:rsid="001cb0da" officeooo:paragraph-rsid="001cb0da" style:font-weight-asian="bold" style:font-weight-complex="bold"/>
    </style:style>
    <style:style style:name="P9" style:family="paragraph" style:parent-style-name="Standard">
      <style:text-properties fo:font-weight="bold" officeooo:rsid="002b217f" officeooo:paragraph-rsid="002b217f" style:font-weight-asian="bold" style:font-weight-complex="bold"/>
    </style:style>
    <style:style style:name="P10" style:family="paragraph" style:parent-style-name="Standard">
      <style:text-properties fo:font-weight="bold" officeooo:rsid="002e343f" officeooo:paragraph-rsid="002e343f" style:font-weight-asian="bold" style:font-weight-complex="bold"/>
    </style:style>
    <style:style style:name="P11" style:family="paragraph" style:parent-style-name="Standard">
      <style:text-properties fo:font-weight="bold" officeooo:rsid="002f05f6" officeooo:paragraph-rsid="002f05f6" style:font-weight-asian="bold" style:font-weight-complex="bold"/>
    </style:style>
    <style:style style:name="P12" style:family="paragraph" style:parent-style-name="Standard">
      <style:text-properties fo:font-weight="bold" officeooo:rsid="0033dfef" officeooo:paragraph-rsid="0033dfef" style:font-weight-asian="bold" style:font-weight-complex="bold"/>
    </style:style>
    <style:style style:name="P13" style:family="paragraph" style:parent-style-name="Standard">
      <style:text-properties officeooo:rsid="001cb0da" officeooo:paragraph-rsid="001cb0da"/>
    </style:style>
    <style:style style:name="P14" style:family="paragraph" style:parent-style-name="Standard">
      <style:text-properties officeooo:rsid="002255f9" officeooo:paragraph-rsid="002255f9"/>
    </style:style>
    <style:style style:name="P15" style:family="paragraph" style:parent-style-name="Standard">
      <style:text-properties officeooo:rsid="00238881" officeooo:paragraph-rsid="00238881"/>
    </style:style>
    <style:style style:name="P16" style:family="paragraph" style:parent-style-name="Standard">
      <style:text-properties fo:font-style="normal" officeooo:rsid="001cb0da" officeooo:paragraph-rsid="001cb0da" style:font-style-asian="normal" style:font-style-complex="normal"/>
    </style:style>
    <style:style style:name="P17" style:family="paragraph" style:parent-style-name="Standard">
      <style:text-properties style:text-underline-style="solid" style:text-underline-width="auto" style:text-underline-color="font-color" officeooo:rsid="001ea830" officeooo:paragraph-rsid="001ea830"/>
    </style:style>
    <style:style style:name="P18" style:family="paragraph" style:parent-style-name="Standard">
      <style:text-properties style:text-underline-style="solid" style:text-underline-width="auto" style:text-underline-color="font-color" officeooo:rsid="002b217f" officeooo:paragraph-rsid="002b217f"/>
    </style:style>
    <style:style style:name="P19" style:family="paragraph" style:parent-style-name="Standard">
      <style:text-properties style:text-underline-style="solid" style:text-underline-width="auto" style:text-underline-color="font-color" officeooo:rsid="002e343f" officeooo:paragraph-rsid="002e343f"/>
    </style:style>
    <style:style style:name="P20" style:family="paragraph" style:parent-style-name="Standard">
      <style:text-properties style:text-underline-style="solid" style:text-underline-width="auto" style:text-underline-color="font-color" officeooo:rsid="00325905" officeooo:paragraph-rsid="00325905"/>
    </style:style>
    <style:style style:name="P21" style:family="paragraph" style:parent-style-name="Standard">
      <style:text-properties officeooo:rsid="002b217f" officeooo:paragraph-rsid="002b217f"/>
    </style:style>
    <style:style style:name="P22" style:family="paragraph" style:parent-style-name="Standard">
      <style:text-properties officeooo:rsid="002b217f" officeooo:paragraph-rsid="002e343f"/>
    </style:style>
    <style:style style:name="P23" style:family="paragraph" style:parent-style-name="Standard">
      <style:paragraph-properties fo:text-align="start" style:justify-single-word="false"/>
      <style:text-properties fo:font-size="16pt" fo:font-weight="bold" officeooo:rsid="001bdf0a" officeooo:paragraph-rsid="001bdf0a" style:font-size-asian="14pt" style:font-weight-asian="bold" style:font-size-complex="16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6pt" fo:font-weight="bold" officeooo:rsid="001bdf0a" officeooo:paragraph-rsid="002d6ffe" style:font-size-asian="14pt" style:font-weight-asian="bold" style:font-size-complex="16pt" style:font-weight-complex="bold"/>
    </style:style>
    <style:style style:name="P25" style:family="paragraph" style:parent-style-name="Standard">
      <style:text-properties officeooo:rsid="002e343f" officeooo:paragraph-rsid="002e343f"/>
    </style:style>
    <style:style style:name="P26" style:family="paragraph" style:parent-style-name="Standard">
      <style:text-properties officeooo:rsid="0030a956" officeooo:paragraph-rsid="0030a956"/>
    </style:style>
    <style:style style:name="P27" style:family="paragraph" style:parent-style-name="Standard">
      <style:text-properties officeooo:rsid="00325905" officeooo:paragraph-rsid="00325905"/>
    </style:style>
    <style:style style:name="P28" style:family="paragraph" style:parent-style-name="Standard">
      <style:text-properties officeooo:rsid="0033dfef" officeooo:paragraph-rsid="0033dfef"/>
    </style:style>
    <style:style style:name="P29" style:family="paragraph" style:parent-style-name="Standard">
      <style:text-properties officeooo:rsid="0033f2bb" officeooo:paragraph-rsid="0033f2bb"/>
    </style:style>
    <style:style style:name="P30" style:family="paragraph" style:parent-style-name="Standard">
      <style:text-properties officeooo:rsid="0036c3c1" officeooo:paragraph-rsid="0036c3c1"/>
    </style:style>
    <style:style style:name="P31" style:family="paragraph" style:parent-style-name="Table_20_Contents">
      <style:text-properties style:text-underline-style="solid" style:text-underline-width="auto" style:text-underline-color="font-color" officeooo:rsid="00325905" officeooo:paragraph-rsid="00325905"/>
    </style:style>
    <style:style style:name="P32" style:family="paragraph" style:parent-style-name="Table_20_Contents">
      <style:text-properties fo:font-size="10pt" officeooo:rsid="00325905" officeooo:paragraph-rsid="00325905" style:font-size-asian="10pt" style:font-size-complex="10pt"/>
    </style:style>
    <style:style style:name="P33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325905" style:font-size-asian="10pt" style:font-size-complex="10pt"/>
    </style:style>
    <style:style style:name="P34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1bdf0a" officeooo:paragraph-rsid="001aea73"/>
    </style:style>
    <style:style style:name="P35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1bdf0a" officeooo:paragraph-rsid="001bdf0a"/>
    </style:style>
    <style:style style:name="P36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1bdf0a" officeooo:paragraph-rsid="002d6ffe"/>
    </style:style>
    <style:style style:name="P37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36c3c1" officeooo:paragraph-rsid="001bdf0a"/>
    </style:style>
    <style:style style:name="P38" style:family="paragraph" style:parent-style-name="Standard">
      <style:text-properties style:text-underline-style="none" officeooo:rsid="001bdf0a" officeooo:paragraph-rsid="00325905"/>
    </style:style>
    <style:style style:name="P39" style:family="paragraph" style:parent-style-name="Standard">
      <style:text-properties officeooo:rsid="001bdf0a" officeooo:paragraph-rsid="001bdf0a"/>
    </style:style>
    <style:style style:name="P40" style:family="paragraph" style:parent-style-name="Standard">
      <style:text-properties officeooo:rsid="001bdf0a" officeooo:paragraph-rsid="003a0806"/>
    </style:style>
    <style:style style:name="P41" style:family="paragraph" style:parent-style-name="Standard">
      <style:text-properties officeooo:rsid="001bdf0a" officeooo:paragraph-rsid="005e431f"/>
    </style:style>
    <style:style style:name="P42" style:family="paragraph" style:parent-style-name="Standard">
      <style:text-properties style:text-underline-style="solid" style:text-underline-width="auto" style:text-underline-color="font-color" fo:font-weight="bold" officeooo:rsid="00325905" officeooo:paragraph-rsid="003a0806" style:font-weight-asian="bold" style:font-weight-complex="bold"/>
    </style:style>
    <style:style style:name="P43" style:family="paragraph" style:parent-style-name="Standard">
      <style:text-properties style:text-underline-style="solid" style:text-underline-width="auto" style:text-underline-color="font-color" fo:font-weight="bold" officeooo:rsid="00325905" officeooo:paragraph-rsid="005e431f" style:font-weight-asian="bold" style:font-weight-complex="bold"/>
    </style:style>
    <style:style style:name="P44" style:family="paragraph" style:parent-style-name="Standard">
      <style:text-properties style:text-underline-style="solid" style:text-underline-width="auto" style:text-underline-color="font-color" fo:font-weight="normal" officeooo:rsid="00557284" officeooo:paragraph-rsid="00557284" style:font-weight-asian="normal" style:font-weight-complex="normal"/>
    </style:style>
    <style:style style:name="P45" style:family="paragraph" style:parent-style-name="Standard">
      <style:text-properties officeooo:rsid="003a0806" officeooo:paragraph-rsid="003a0806"/>
    </style:style>
    <style:style style:name="P46" style:family="paragraph" style:parent-style-name="Standard">
      <style:text-properties fo:font-size="10pt" style:text-underline-style="none" officeooo:rsid="001bdf0a" officeooo:paragraph-rsid="003a0806" style:font-size-asian="10pt" style:font-size-complex="10pt"/>
    </style:style>
    <style:style style:name="P47" style:family="paragraph" style:parent-style-name="Standard">
      <style:text-properties fo:font-size="10pt" style:text-underline-style="none" officeooo:rsid="001bdf0a" officeooo:paragraph-rsid="005e431f" style:font-size-asian="10pt" style:font-size-complex="10pt"/>
    </style:style>
    <style:style style:name="P48" style:family="paragraph" style:parent-style-name="Standard">
      <style:text-properties fo:font-size="10pt" style:text-underline-style="none" officeooo:rsid="001bdf0a" officeooo:paragraph-rsid="00608e3b" style:font-size-asian="10pt" style:font-size-complex="10pt"/>
    </style:style>
    <style:style style:name="P49" style:family="paragraph" style:parent-style-name="Standard">
      <style:text-properties fo:font-size="10pt" officeooo:rsid="001bdf0a" officeooo:paragraph-rsid="003a0806" style:font-size-asian="10pt" style:font-size-complex="10pt"/>
    </style:style>
    <style:style style:name="P50" style:family="paragraph" style:parent-style-name="Standard">
      <style:text-properties fo:font-size="10pt" officeooo:rsid="001bdf0a" officeooo:paragraph-rsid="005e431f" style:font-size-asian="10pt" style:font-size-complex="10pt"/>
    </style:style>
    <style:style style:name="P51" style:family="paragraph" style:parent-style-name="Standard">
      <style:paragraph-properties fo:text-align="start" style:justify-single-word="false"/>
      <style:text-properties fo:font-size="16pt" fo:font-weight="bold" officeooo:rsid="001bdf0a" officeooo:paragraph-rsid="003f5531" style:font-size-asian="14pt" style:font-weight-asian="bold" style:font-size-complex="16pt" style:font-weight-complex="bold"/>
    </style:style>
    <style:style style:name="P52" style:family="paragraph" style:parent-style-name="Standard">
      <style:paragraph-properties fo:text-align="center" style:justify-single-word="false"/>
      <style:text-properties fo:font-size="16pt" fo:font-weight="bold" officeooo:rsid="00357948" officeooo:paragraph-rsid="003f5531" fo:background-color="#fff200" style:font-size-asian="14pt" style:font-weight-asian="bold" style:font-size-complex="16pt" style:font-weight-complex="bold"/>
    </style:style>
    <style:style style:name="P53" style:family="paragraph" style:parent-style-name="Standard">
      <style:paragraph-properties fo:text-align="center" style:justify-single-word="false"/>
      <style:text-properties fo:font-size="16pt" fo:font-weight="bold" officeooo:rsid="00357948" officeooo:paragraph-rsid="00357948" fo:background-color="#fff200" style:font-size-asian="14pt" style:font-weight-asian="bold" style:font-size-complex="16pt" style:font-weight-complex="bold"/>
    </style:style>
    <style:style style:name="P54" style:family="paragraph" style:parent-style-name="Standard">
      <style:text-properties fo:font-weight="bold" officeooo:rsid="00427288" officeooo:paragraph-rsid="00427288" style:font-weight-asian="bold" style:font-weight-complex="bold"/>
    </style:style>
    <style:style style:name="P55" style:family="paragraph" style:parent-style-name="Standard">
      <style:text-properties fo:font-weight="bold" officeooo:rsid="004797dc" officeooo:paragraph-rsid="004797dc" style:font-weight-asian="bold" style:font-weight-complex="bold"/>
    </style:style>
    <style:style style:name="P56" style:family="paragraph" style:parent-style-name="Standard">
      <style:text-properties fo:font-weight="bold" officeooo:rsid="0049d988" officeooo:paragraph-rsid="0049d988" style:font-weight-asian="bold" style:font-weight-complex="bold"/>
    </style:style>
    <style:style style:name="P57" style:family="paragraph" style:parent-style-name="Standard">
      <style:text-properties fo:font-weight="bold" officeooo:rsid="004e70e0" officeooo:paragraph-rsid="004e70e0" style:font-weight-asian="bold" style:font-weight-complex="bold"/>
    </style:style>
    <style:style style:name="P58" style:family="paragraph" style:parent-style-name="Standard">
      <style:text-properties fo:font-weight="bold" officeooo:rsid="004fe862" officeooo:paragraph-rsid="004fe862" style:font-weight-asian="bold" style:font-weight-complex="bold"/>
    </style:style>
    <style:style style:name="P59" style:family="paragraph" style:parent-style-name="Standard">
      <style:text-properties fo:font-weight="bold" officeooo:rsid="0051a2d2" officeooo:paragraph-rsid="0051a2d2" style:font-weight-asian="bold" style:font-weight-complex="bold"/>
    </style:style>
    <style:style style:name="P60" style:family="paragraph" style:parent-style-name="Standard">
      <style:text-properties fo:font-weight="bold" officeooo:rsid="0054dc83" officeooo:paragraph-rsid="0054dc83" style:font-weight-asian="bold" style:font-weight-complex="bold"/>
    </style:style>
    <style:style style:name="P61" style:family="paragraph" style:parent-style-name="Standard">
      <style:text-properties fo:font-weight="bold" officeooo:rsid="00557284" officeooo:paragraph-rsid="00557284" style:font-weight-asian="bold" style:font-weight-complex="bold"/>
    </style:style>
    <style:style style:name="P62" style:family="paragraph" style:parent-style-name="Standard">
      <style:text-properties fo:font-weight="bold" officeooo:rsid="00564c2c" officeooo:paragraph-rsid="00564c2c" style:font-weight-asian="bold" style:font-weight-complex="bold"/>
    </style:style>
    <style:style style:name="P63" style:family="paragraph" style:parent-style-name="Standard">
      <style:text-properties fo:font-weight="bold" officeooo:rsid="005a90e5" officeooo:paragraph-rsid="005a90e5" style:font-weight-asian="bold" style:font-weight-complex="bold"/>
    </style:style>
    <style:style style:name="P64" style:family="paragraph" style:parent-style-name="Standard">
      <style:text-properties fo:font-weight="bold" officeooo:rsid="005ab6e5" officeooo:paragraph-rsid="005ab6e5" style:font-weight-asian="bold" style:font-weight-complex="bold"/>
    </style:style>
    <style:style style:name="P65" style:family="paragraph" style:parent-style-name="Standard">
      <style:text-properties fo:font-weight="bold" officeooo:rsid="005d3cce" officeooo:paragraph-rsid="005d3cce" style:font-weight-asian="bold" style:font-weight-complex="bold"/>
    </style:style>
    <style:style style:name="P66" style:family="paragraph" style:parent-style-name="Standard">
      <style:text-properties fo:font-weight="bold" officeooo:rsid="001bdf0a" officeooo:paragraph-rsid="005e431f" style:font-weight-asian="bold" style:font-weight-complex="bold"/>
    </style:style>
    <style:style style:name="P67" style:family="paragraph" style:parent-style-name="Standard">
      <style:text-properties fo:font-weight="bold" officeooo:rsid="005f4702" officeooo:paragraph-rsid="005f4702" style:font-weight-asian="bold" style:font-weight-complex="bold"/>
    </style:style>
    <style:style style:name="P68" style:family="paragraph" style:parent-style-name="Standard">
      <style:text-properties fo:font-weight="bold" officeooo:rsid="00617b5f" officeooo:paragraph-rsid="00617b5f" style:font-weight-asian="bold" style:font-weight-complex="bold"/>
    </style:style>
    <style:style style:name="P69" style:family="paragraph" style:parent-style-name="Standard">
      <style:text-properties officeooo:rsid="00427288" officeooo:paragraph-rsid="00427288"/>
    </style:style>
    <style:style style:name="P70" style:family="paragraph" style:parent-style-name="Standard">
      <style:text-properties fo:font-size="14pt" style:text-underline-style="solid" style:text-underline-width="auto" style:text-underline-color="font-color" fo:font-weight="bold" officeooo:rsid="00400bd0" officeooo:paragraph-rsid="00400bd0" style:font-size-asian="14pt" style:font-weight-asian="bold" style:font-size-complex="14pt" style:font-weight-complex="bold"/>
    </style:style>
    <style:style style:name="P71" style:family="paragraph" style:parent-style-name="Standard">
      <style:text-properties fo:font-size="14pt" style:text-underline-style="solid" style:text-underline-width="auto" style:text-underline-color="font-color" fo:font-weight="bold" officeooo:rsid="00543e13" officeooo:paragraph-rsid="00543e13" style:font-size-asian="14pt" style:font-weight-asian="bold" style:font-size-complex="14pt" style:font-weight-complex="bold"/>
    </style:style>
    <style:style style:name="P72" style:family="paragraph" style:parent-style-name="Standard">
      <style:text-properties fo:font-style="italic" fo:font-weight="bold" officeooo:rsid="005a90e5" officeooo:paragraph-rsid="005a90e5" style:font-style-asian="italic" style:font-weight-asian="bold" style:font-style-complex="italic" style:font-weight-complex="bold"/>
    </style:style>
    <style:style style:name="P73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1bdf0a" officeooo:paragraph-rsid="003f5531"/>
    </style:style>
    <style:style style:name="P74" style:family="paragraph" style:parent-style-name="Table_20_Contents">
      <style:text-properties style:text-underline-style="none" officeooo:rsid="00325905" officeooo:paragraph-rsid="00325905"/>
    </style:style>
    <style:style style:name="P75" style:family="paragraph" style:parent-style-name="Table_20_Contents">
      <style:text-properties style:text-underline-style="none" officeooo:rsid="00325905" officeooo:paragraph-rsid="003a0806"/>
    </style:style>
    <style:style style:name="P76" style:family="paragraph" style:parent-style-name="Table_20_Contents">
      <style:text-properties style:text-underline-style="none" officeooo:rsid="00325905" officeooo:paragraph-rsid="005e431f"/>
    </style:style>
    <style:style style:name="P77" style:family="paragraph" style:parent-style-name="Table_20_Contents">
      <style:text-properties style:text-underline-style="solid" style:text-underline-width="auto" style:text-underline-color="font-color" fo:font-weight="bold" officeooo:rsid="00325905" officeooo:paragraph-rsid="003a0806" style:font-weight-asian="bold" style:font-weight-complex="bold"/>
    </style:style>
    <style:style style:name="P78" style:family="paragraph" style:parent-style-name="Table_20_Contents">
      <style:text-properties style:text-underline-style="solid" style:text-underline-width="auto" style:text-underline-color="font-color" fo:font-weight="bold" officeooo:rsid="00325905" officeooo:paragraph-rsid="005e431f" style:font-weight-asian="bold" style:font-weight-complex="bold"/>
    </style:style>
    <style:style style:name="P79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3a0806" style:font-size-asian="10pt" style:font-size-complex="10pt"/>
    </style:style>
    <style:style style:name="P80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5e431f" style:font-size-asian="10pt" style:font-size-complex="10pt"/>
    </style:style>
    <style:style style:name="P81" style:family="paragraph" style:parent-style-name="Table_20_Contents">
      <style:text-properties fo:font-size="10pt" style:text-underline-style="solid" style:text-underline-width="auto" style:text-underline-color="font-color" fo:font-weight="bold" officeooo:rsid="00325905" officeooo:paragraph-rsid="003a0806" style:font-size-asian="10pt" style:font-weight-asian="bold" style:font-size-complex="10pt" style:font-weight-complex="bold"/>
    </style:style>
    <style:style style:name="P82" style:family="paragraph" style:parent-style-name="Table_20_Contents">
      <style:text-properties fo:font-size="10pt" style:text-underline-style="solid" style:text-underline-width="auto" style:text-underline-color="font-color" fo:font-weight="bold" officeooo:rsid="00325905" officeooo:paragraph-rsid="005e431f" style:font-size-asian="10pt" style:font-weight-asian="bold" style:font-size-complex="10pt" style:font-weight-complex="bold"/>
    </style:style>
    <style:style style:name="P83" style:family="paragraph" style:parent-style-name="Table_20_Contents">
      <style:text-properties fo:font-size="10pt" officeooo:rsid="00325905" officeooo:paragraph-rsid="003a0806" style:font-size-asian="10pt" style:font-size-complex="10pt"/>
    </style:style>
    <style:style style:name="P84" style:family="paragraph" style:parent-style-name="Table_20_Contents">
      <style:text-properties fo:font-size="10pt" officeooo:rsid="00325905" officeooo:paragraph-rsid="005e431f" style:font-size-asian="10pt" style:font-size-complex="10pt"/>
    </style:style>
    <style:style style:name="P85" style:family="paragraph" style:parent-style-name="Table_20_Contents">
      <style:text-properties fo:font-size="10pt" fo:font-weight="bold" officeooo:rsid="00325905" officeooo:paragraph-rsid="003a0806" style:font-size-asian="10pt" style:font-weight-asian="bold" style:font-size-complex="10pt" style:font-weight-complex="bold"/>
    </style:style>
    <style:style style:name="P86" style:family="paragraph" style:parent-style-name="Table_20_Contents">
      <style:text-properties fo:font-size="10pt" fo:font-weight="bold" officeooo:rsid="00325905" officeooo:paragraph-rsid="005e431f" style:font-size-asian="10pt" style:font-weight-asian="bold" style:font-size-complex="10pt" style:font-weight-complex="bold"/>
    </style:style>
    <style:style style:name="P87" style:family="paragraph" style:parent-style-name="Table_20_Contents">
      <style:text-properties fo:font-size="10pt" fo:font-weight="normal" officeooo:rsid="00325905" officeooo:paragraph-rsid="005e431f" style:font-size-asian="10pt" style:font-weight-asian="normal" style:font-size-complex="10pt" style:font-weight-complex="normal"/>
    </style:style>
    <style:style style:name="P88" style:family="paragraph" style:parent-style-name="Table_20_Contents">
      <style:text-properties officeooo:paragraph-rsid="003a0806"/>
    </style:style>
    <style:style style:name="P89" style:family="paragraph" style:parent-style-name="Table_20_Contents">
      <style:text-properties officeooo:paragraph-rsid="005e431f"/>
    </style:style>
    <style:style style:name="T1" style:family="text">
      <style:text-properties officeooo:rsid="001aea7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fab74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48da52" style:font-weight-asian="normal" style:font-weight-complex="normal"/>
    </style:style>
    <style:style style:name="T10" style:family="text">
      <style:text-properties fo:font-weight="normal" officeooo:rsid="004c81a7" style:font-weight-asian="normal" style:font-weight-complex="normal"/>
    </style:style>
    <style:style style:name="T11" style:family="text">
      <style:text-properties fo:font-weight="normal" officeooo:rsid="0052b8d0" style:font-weight-asian="normal" style:font-weight-complex="normal"/>
    </style:style>
    <style:style style:name="T12" style:family="text">
      <style:text-properties fo:font-weight="normal" officeooo:rsid="00557284" style:font-weight-asian="normal" style:font-weight-complex="normal"/>
    </style:style>
    <style:style style:name="T13" style:family="text">
      <style:text-properties fo:font-weight="normal" officeooo:rsid="00581b1f" style:font-weight-asian="normal" style:font-weight-complex="normal"/>
    </style:style>
    <style:style style:name="T14" style:family="text">
      <style:text-properties officeooo:rsid="00242002"/>
    </style:style>
    <style:style style:name="T15" style:family="text">
      <style:text-properties officeooo:rsid="00260e25"/>
    </style:style>
    <style:style style:name="T16" style:family="text">
      <style:text-properties officeooo:rsid="0029ae72"/>
    </style:style>
    <style:style style:name="T17" style:family="text">
      <style:text-properties officeooo:rsid="002d6ffe"/>
    </style:style>
    <style:style style:name="T18" style:family="text">
      <style:text-properties fo:font-size="16pt" fo:font-weight="bold" style:font-size-asian="16pt" style:font-weight-asian="bold" style:font-size-complex="16pt" style:font-weight-complex="bold"/>
    </style:style>
    <style:style style:name="T19" style:family="text">
      <style:text-properties officeooo:rsid="0037f7b5"/>
    </style:style>
    <style:style style:name="T20" style:family="text">
      <style:text-properties officeooo:rsid="001bdf0a"/>
    </style:style>
    <style:style style:name="T21" style:family="text">
      <style:text-properties officeooo:rsid="003f5531"/>
    </style:style>
    <style:style style:name="T22" style:family="text">
      <style:text-properties officeooo:rsid="004444f6"/>
    </style:style>
    <style:style style:name="T23" style:family="text">
      <style:text-properties officeooo:rsid="00461139"/>
    </style:style>
    <style:style style:name="T2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5" style:family="text">
      <style:text-properties officeooo:rsid="00581b1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repl.it/@jsc0" text:style-name="Internet_20_link" text:visited-style-name="Visited_20_Internet_20_Link">Repl.it</text:a></text:p>
      <text:p text:style-name="P1"/>
      <text:p text:style-name="P1">Run → Ctrl + <text:span text:style-name="T1">Enter</text:span></text:p>
      <text:p text:style-name="P2">Run → C<text:span text:style-name="T1">ommand</text:span> + <text:span text:style-name="T1">Enter (Mac)</text:span></text:p>
      <text:p text:style-name="P2"/>
      <text:p text:style-name="P15">Comment/Uncomment a line: <text:s/>Ctrl + /</text:p>
      <text:p text:style-name="P2"/>
      <text:p text:style-name="P7"><text:a xlink:type="simple" xlink:href="http://pythontutor.com/" text:style-name="Internet_20_link" text:visited-style-name="Visited_20_Internet_20_Link"><text:span text:style-name="T15">Debug code online step by step</text:span></text:a></text:p>
      <text:p text:style-name="P7"><text:span text:style-name="T15">Or download the program </text:span><text:a xlink:type="simple" xlink:href="https://thonny.org/" text:style-name="Internet_20_link" text:visited-style-name="Visited_20_Internet_20_Link"><text:span text:style-name="T15">Thonny</text:span></text:a> </text:p>
      <text:p text:style-name="P34"/>
      <text:p text:style-name="P35"/>
      <text:p text:style-name="P53">Day 1:</text:p>
      <text:p text:style-name="P23"/>
      <text:p text:style-name="P23">Input Function:</text:p>
      <text:p text:style-name="P3"/>
      <text:p text:style-name="P14"><text:span text:style-name="T7">What is this: </text:span><text:span text:style-name="T8">I</text:span>nput will get you what the user is typing in console.</text:p>
      <text:p text:style-name="P4"/>
      <text:p text:style-name="P13">input(promt for the user) <text:s/>→ inside of parenthesys we have what is going to be printed in the screen and will wait till we type something:</text:p>
      <text:p text:style-name="P13"/>
      <text:p text:style-name="P13">input(“What is your name? ”) <text:s text:c="3"/>→ if you execute this will wait till you type your name or whatever.</text:p>
      <text:p text:style-name="P13"/>
      <text:p text:style-name="P13">Then <text:span text:style-name="T16">if</text:span> you’<text:span text:style-name="T16">ve</text:span> typed “<text:span text:style-name="T16">John</text:span>” will be <text:span text:style-name="T14">substituted</text:span> <text:span text:style-name="T16">and added into it like</text:span>: <text:s/>input(“<text:span text:style-name="T16">John</text:span> ”)</text:p>
      <text:p text:style-name="P13"/>
      <text:p text:style-name="P13">So <text:span text:style-name="T2">input(“What is your name? ”) <text:s/></text:span><text:span text:style-name="T4">will </text:span><text:span text:style-name="T5">be replaced by</text:span><text:span text:style-name="T4"> what you typed.</text:span></text:p>
      <text:p text:style-name="P16"/>
      <text:p text:style-name="P16">If you run the program and type John:</text:p>
      <text:p text:style-name="P16">What is your name? John</text:p>
      <text:p text:style-name="P16"/>
      <text:p text:style-name="P13"><text:span text:style-name="T4">input(“What is your name? ”) will </text:span><text:span text:style-name="T5">be replaced by</text:span><text:span text:style-name="T4"> John.</text:span></text:p>
      <text:p text:style-name="P16"/>
      <text:p text:style-name="P8">You can print John if you do this:</text:p>
      <text:p text:style-name="P13">print("Hello " + input("What is your name: "))</text:p>
      <text:p text:style-name="P3"/>
      <text:p text:style-name="P17">You will get:</text:p>
      <text:p text:style-name="P3">What is your name: John</text:p>
      <text:p text:style-name="P3">Hello John</text:p>
      <text:p text:style-name="P3"/>
      <text:p text:style-name="P3"/>
      <text:p text:style-name="P9">Exercise 1.3:</text:p>
      <text:p text:style-name="P3"/>
      <text:p text:style-name="P21">Ask me to type my name and the program will tell you how much letters the name have:</text:p>
      <text:p text:style-name="P21"/>
      <text:p text:style-name="P18">Option 1, One line:</text:p>
      <text:p text:style-name="P21">print(len(input("What is your name? ")))</text:p>
      <text:p text:style-name="P3"/>
      <text:p text:style-name="P18">Option 2, two lines:</text:p>
      <text:p text:style-name="P5">name = input("What is your name? ")</text:p>
      <text:p text:style-name="P5">print(len(name))</text:p>
      <text:p text:style-name="P3"/>
      <text:p text:style-name="P3"/>
      <text:p text:style-name="P36"><text:soft-page-break/></text:p>
      <text:p text:style-name="P24"><text:span text:style-name="T17">Python Variables</text:span>:</text:p>
      <text:p text:style-name="P3"/>
      <text:p text:style-name="P10">Using the previous exercise:</text:p>
      <text:p text:style-name="P22">print(len(input("What is your name? ")))</text:p>
      <text:p text:style-name="P3"/>
      <text:p text:style-name="P19">We can use variables like this:</text:p>
      <text:p text:style-name="P25"/>
      <text:p text:style-name="P25">name = input("What is your name? ")</text:p>
      <text:p text:style-name="P25">length = len(name)</text:p>
      <text:p text:style-name="P25"/>
      <text:p text:style-name="P25">print(length)</text:p>
      <text:p text:style-name="P3"/>
      <text:p text:style-name="P3"/>
      <text:p text:style-name="P11">Exercise 1.4:</text:p>
      <text:p text:style-name="P26">Switch values of variables.</text:p>
      <text:p text:style-name="P26">Give to variable A, the value of variable B and viceversa.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0">My solution:</text:p>
            <text:p text:style-name="P6"/>
            <text:p text:style-name="P6">a = input("a: ")</text:p>
            <text:p text:style-name="P6">b = input("b: ")</text:p>
            <text:p text:style-name="P6"/>
            <text:p text:style-name="P6">cafe = a</text:p>
            <text:p text:style-name="P6">milk = b</text:p>
            <text:p text:style-name="P6">a = milk</text:p>
            <text:p text:style-name="P6">b = cafe</text:p>
            <text:p text:style-name="P6"/>
            <text:p text:style-name="P6">print("a: " + a)</text:p>
            <text:p text:style-name="P6">print("b: " + b)</text:p>
            <text:p text:style-name="P6"/>
          </table:table-cell>
          <table:table-cell table:style-name="Table1.B1" office:value-type="string">
            <text:p text:style-name="P31">Teacher’<text:span text:style-name="T19">s</text:span> solution:</text:p>
            <text:p text:style-name="P74"/>
            <text:p text:style-name="P6">a = input("a: ")</text:p>
            <text:p text:style-name="P6">b = input("b: ")</text:p>
            <text:p text:style-name="P6"/>
            <text:p text:style-name="P27">a = c</text:p>
            <text:p text:style-name="P27">a = b</text:p>
            <text:p text:style-name="P27">b = c</text:p>
            <text:p text:style-name="P6"/>
            <text:p text:style-name="P6">print("a: " + a)</text:p>
            <text:p text:style-name="P38">print("b: " + b)</text:p>
          </table:table-cell>
        </table:table-row>
        <table:table-row>
          <table:table-cell table:style-name="Table1.A2" office:value-type="string">
            <text:p text:style-name="P33">Result:</text:p>
            <text:p text:style-name="P33"/>
            <text:p text:style-name="P32">a: AAAAA</text:p>
            <text:p text:style-name="P32">b: BBBBB</text:p>
            <text:p text:style-name="P32">a: BBBBB</text:p>
            <text:p text:style-name="P32">b: AAAAA</text:p>
            <text:p text:style-name="Table_20_Contents"/>
          </table:table-cell>
          <table:table-cell table:style-name="Table1.B2" office:value-type="string">
            <text:p text:style-name="P33">Result:</text:p>
            <text:p text:style-name="P32"/>
            <text:p text:style-name="P32">a: AAAAA</text:p>
            <text:p text:style-name="P32">b: BBBBB</text:p>
            <text:p text:style-name="P32">a: BBBBB</text:p>
            <text:p text:style-name="P32">b: AAAAA</text:p>
          </table:table-cell>
        </table:table-row>
      </table:table>
      <text:p text:style-name="P6"/>
      <text:p text:style-name="P3"/>
      <text:p text:style-name="P12">Variable names:</text:p>
      <text:p text:style-name="P28">length1 = 10 <text:s/>→ good</text:p>
      <text:p text:style-name="P28">1length = 10 <text:s text:c="2"/>→ not allowed to start variable names with numbers</text:p>
      <text:p text:style-name="P28"/>
      <text:p text:style-name="P28">user_name = “John” <text:s/>→ good</text:p>
      <text:p text:style-name="P29">user name = “John” <text:s text:c="3"/>→ not allowed, the variable name have to be a single item without spaces.</text:p>
      <text:p text:style-name="P29"/>
      <text:p text:style-name="P29">Is not recommended to use function names as variable names, like print, len or so.</text:p>
      <text:p text:style-name="P3"/>
      <text:p text:style-name="P3"/>
      <text:p text:style-name="P3"/>
      <text:p text:style-name="P3"/>
      <text:p text:style-name="P37"><text:soft-page-break/></text:p>
      <text:p text:style-name="P30"/>
      <text:p text:style-name="P30"><text:span text:style-name="T18">Final project: </text:span><text:a xlink:type="simple" xlink:href="https://repl.it/@appbrewery/band-name-generator-start#main.py" text:style-name="Internet_20_link" text:visited-style-name="Visited_20_Internet_20_Link"><text:span text:style-name="T20">https://repl.it/@appbrewery/band-name-generator-start#main.py</text:span></text:a></text:p>
      <text:p text:style-name="P3"/>
      <text:p text:style-name="P45">Exercise:</text:p>
      <text:p text:style-name="P45"/>
      <text:p text:style-name="P3">#1. Create a greeting for your program.</text:p>
      <text:p text:style-name="P3"/>
      <text:p text:style-name="P3">#2. Ask the user for the city that they grew up in.</text:p>
      <text:p text:style-name="P3"/>
      <text:p text:style-name="P3">#3. Ask the user for the name of a pet.</text:p>
      <text:p text:style-name="P3"/>
      <text:p text:style-name="P3">#4. Combine the name of their city and pet and show them their band name.</text:p>
      <text:p text:style-name="P3"/>
      <text:p text:style-name="P3">#5. Make sure the input cursor shows on a new line, see the example at:</text:p>
      <text:p text:style-name="P3"># <text:s text:c="2"/><text:a xlink:type="simple" xlink:href="https://band-name-generator-end.appbrewery.repl.run/" text:style-name="Internet_20_link" text:visited-style-name="Visited_20_Internet_20_Link">https://band-name-generator-end.appbrewery.repl.run/</text:a></text:p>
      <text:p text:style-name="P3"/>
      <text:p text:style-name="P40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2">My solution:</text:p>
            <text:p text:style-name="P40"/>
            <text:p text:style-name="P49">print("This program creates a band name:")</text:p>
            <text:p text:style-name="P49">print("---------------------------------")</text:p>
            <text:p text:style-name="P49"/>
            <text:p text:style-name="P49">city = input("In which city did you grew up? ")</text:p>
            <text:p text:style-name="P49"/>
            <text:p text:style-name="P49">pet = input("Tell me the name of your pet ")</text:p>
            <text:p text:style-name="P49"/>
            <text:p text:style-name="P49">space = " "</text:p>
            <text:p text:style-name="P49"/>
            <text:p text:style-name="P49">print( city + space + pet )</text:p>
            <text:p text:style-name="P49"/>
          </table:table-cell>
          <table:table-cell table:style-name="Table2.B1" office:value-type="string">
            <text:p text:style-name="P77">Teacher’<text:span text:style-name="T19">s</text:span> solution:</text:p>
            <text:p text:style-name="P75"/>
            <text:p text:style-name="P46">print("Welcome to the band name generator.")</text:p>
            <text:p text:style-name="P46"/>
            <text:p text:style-name="P46">city = input("Which city did you grow up in?\n")</text:p>
            <text:p text:style-name="P46"/>
            <text:p text:style-name="P46">pet = input("What is the name of a pet?\n")</text:p>
            <text:p text:style-name="P46"/>
            <text:p text:style-name="P46">print("Your band name cound be: " + city + " " + pet)</text:p>
          </table:table-cell>
        </table:table-row>
        <table:table-row>
          <table:table-cell table:style-name="Table2.A2" office:value-type="string">
            <text:p text:style-name="P81">Result:</text:p>
            <text:p text:style-name="P79"/>
            <text:p text:style-name="P83">This program creates a band name:</text:p>
            <text:p text:style-name="P83">---------------------------------</text:p>
            <text:p text:style-name="P83">In which city did you grew up? Figueres</text:p>
            <text:p text:style-name="P83">Tell me the name of your pet Boris</text:p>
            <text:p text:style-name="P85">Figueres Boris</text:p>
            <text:p text:style-name="P88"/>
          </table:table-cell>
          <table:table-cell table:style-name="Table2.B2" office:value-type="string">
            <text:p text:style-name="P81">Result:</text:p>
            <text:p text:style-name="P83"/>
            <text:p text:style-name="P83">Welcome to the band name generator.</text:p>
            <text:p text:style-name="P83">Which city did you grow up in?</text:p>
            <text:p text:style-name="P83">Bristol</text:p>
            <text:p text:style-name="P83">What is the name of a pet?</text:p>
            <text:p text:style-name="P83">Rabbit</text:p>
            <text:p text:style-name="P83">Your band name cound be: <text:span text:style-name="T7">Bristol Rabbit</text:span></text:p>
          </table:table-cell>
        </table:table-row>
      </table:table>
      <text:p text:style-name="P40"/>
      <text:p text:style-name="P40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73"/>
      <text:p text:style-name="P73"/>
      <text:p text:style-name="P52">Day <text:span text:style-name="T21">2</text:span>:</text:p>
      <text:p text:style-name="P51"/>
      <text:p text:style-name="P70">Data Types:</text:p>
      <text:p text:style-name="P3"/>
      <text:p text:style-name="P54">String:</text:p>
      <text:p text:style-name="P3"/>
      <text:p text:style-name="P3">“ ” <text:s/>→<text:span text:style-name="T22"> Anything between quotes or double quotes will be trated as a string (text).</text:span></text:p>
      <text:p text:style-name="P3">“<text:span text:style-name="T22">1234</text:span>” →<text:span text:style-name="T22"> this will be treated as a string.</text:span></text:p>
      <text:p text:style-name="P3"/>
      <text:p text:style-name="P69">print(“Hello” [4] ) <text:s text:c="2"/>→ this will print the last character, o</text:p>
      <text:p text:style-name="P3"/>
      <text:p text:style-name="P3">print("123" + "456") <text:s/>→<text:span text:style-name="T23"> this will give you: <text:s text:c="2"/>123456</text:span></text:p>
      <text:p text:style-name="P3"/>
      <text:p text:style-name="P3"/>
      <text:p text:style-name="P55">Integer:</text:p>
      <text:p text:style-name="P55"><text:span text:style-name="T8"/></text:p>
      <text:p text:style-name="P55"><text:span text:style-name="T8">print(123 + 456) → </text:span><text:span text:style-name="T9">579 </text:span></text:p>
      <text:p text:style-name="P55"><text:span text:style-name="T8"/></text:p>
      <text:p text:style-name="P56"><text:span text:style-name="T24">Tip: </text:span><text:span text:style-name="T8">Use underscore (_) to write large integer numbers and to split them in order to make it easy to </text:span><text:span text:style-name="T10">visualize</text:span><text:span text:style-name="T8">:</text:span></text:p>
      <text:p text:style-name="P56"><text:span text:style-name="T8"/></text:p>
      <text:p text:style-name="P56"><text:span text:style-name="T8">123_123_3534 <text:s text:c="2"/>→ will be interpreted like this: <text:s/>1231233534</text:span></text:p>
      <text:p text:style-name="P55"><text:span text:style-name="T8"/></text:p>
      <text:p text:style-name="P55"><text:span text:style-name="T8"/></text:p>
      <text:p text:style-name="P57">Float:</text:p>
      <text:p text:style-name="P55"><text:span text:style-name="T8"/></text:p>
      <text:p text:style-name="P58"><text:span text:style-name="T8">3.23423 </text:span></text:p>
      <text:p text:style-name="P58"><text:span text:style-name="T8">242343.640</text:span></text:p>
      <text:p text:style-name="P58"><text:span text:style-name="T8"/></text:p>
      <text:p text:style-name="P58">Boolean:</text:p>
      <text:p text:style-name="P59"><text:span text:style-name="T8">True</text:span></text:p>
      <text:p text:style-name="P59"><text:span text:style-name="T8">False</text:span></text:p>
      <text:p text:style-name="P55"><text:span text:style-name="T8"/></text:p>
      <text:p text:style-name="P59"><text:span text:style-name="T8">Both starting with Capitals </text:span><text:span text:style-name="T11">and without quotation marks, otherwhise it would turn them into strings.</text:span></text:p>
      <text:p text:style-name="P59"><text:span text:style-name="T11"/></text:p>
      <text:p text:style-name="P59"><text:span text:style-name="T11"/></text:p>
      <text:p text:style-name="P71">Function Types:</text:p>
      <text:p text:style-name="P55"><text:span text:style-name="T8"/></text:p>
      <text:p text:style-name="P60"><text:span text:style-name="T8">type() <text:s/>→ it gives you the type of data.</text:span></text:p>
      <text:p text:style-name="P55"><text:span text:style-name="T8"/></text:p>
      <text:p text:style-name="P44">Example:</text:p>
      <text:p text:style-name="P55"><text:span text:style-name="T8">num_char = len(input("What is your name? ")) <text:s/>→</text:span><text:span text:style-name="T12"> num_char is an integer</text:span></text:p>
      <text:p text:style-name="P55"><text:span text:style-name="T8"/></text:p>
      <text:p text:style-name="P55"><text:span text:style-name="T8">print("Your name has " + num_char + "characters.") <text:s/>→</text:span><text:span text:style-name="T12"> this gives error because you can NOT add</text:span></text:p>
      <text:p text:style-name="P55"><text:span text:style-name="T8"><text:tab/><text:tab/><text:tab/><text:tab/><text:tab/><text:tab/><text:tab/> <text:s text:c="7"/></text:span><text:span text:style-name="T12">strings + integers, only the same data type.</text:span></text:p>
      <text:p text:style-name="P61"><text:span text:style-name="T8"/></text:p>
      <text:p text:style-name="P62"><text:span text:style-name="T8">To know the type of the data you are using, use the </text:span><text:span text:style-name="T3">type() </text:span><text:span text:style-name="T6">function.</text:span></text:p>
      <text:p text:style-name="P55"><text:span text:style-name="T8">print(type(num_char)) <text:s/>→</text:span><text:span text:style-name="T13"> &lt;class ‘int’&gt;</text:span></text:p>
      <text:p text:style-name="P63"><text:soft-page-break/><text:span text:style-name="T25">C</text:span>onvert a data type to a string:</text:p>
      <text:p text:style-name="P55"><text:span text:style-name="T8"/></text:p>
      <text:p text:style-name="P64"><text:span text:style-name="T8">You can use the type function to investigate which data type you are using.</text:span></text:p>
      <text:p text:style-name="P64"><text:span text:style-name="T8">With type function you can CONVERT one datatype to another.</text:span></text:p>
      <text:p text:style-name="P64"><text:span text:style-name="T8"/></text:p>
      <text:p text:style-name="P63"><text:span text:style-name="T8"/></text:p>
      <text:p text:style-name="P63"><text:span text:style-name="T8">To make work the previous exercise convert the integer to string:</text:span></text:p>
      <text:p text:style-name="P63"><text:span text:style-name="T8"/></text:p>
      <text:p text:style-name="P63"><text:span text:style-name="T8">num_char = len(input("What is your name? "))</text:span></text:p>
      <text:p text:style-name="P63"><text:span text:style-name="T8"/></text:p>
      <text:p text:style-name="P63"><text:span text:style-name="T8">new_num_char = </text:span>str(num_char)</text:p>
      <text:p text:style-name="P63"><text:span text:style-name="T8"/></text:p>
      <text:p text:style-name="P63"><text:span text:style-name="T8">print("Your name has " + new_num_char + " characters.")</text:span></text:p>
      <text:p text:style-name="P55"><text:span text:style-name="T8"/></text:p>
      <text:p text:style-name="P55"><text:span text:style-name="T8"/></text:p>
      <text:p text:style-name="P63"><text:span text:style-name="T8">We convert the variable num_char to a string and we give it a new name, now the program will work because the whole print statement is adding strings:</text:span></text:p>
      <text:p text:style-name="P63"><text:span text:style-name="T8"/></text:p>
      <text:p text:style-name="P72"><text:span text:style-name="T8">What is your name? sfgsdfgsfgsfgs</text:span></text:p>
      <text:p text:style-name="P72"><text:span text:style-name="T8">Your name has 14 characters.</text:span></text:p>
      <text:p text:style-name="P63"><text:span text:style-name="T8"/></text:p>
      <text:p text:style-name="P65">Exercise 2.1:</text:p>
      <text:p text:style-name="P63"><text:span text:style-name="T8"/></text:p>
      <text:p text:style-name="P67"><text:span text:style-name="T8">Type two numbers and show them one above the other, example if you type 81 the result have to be:</text:span></text:p>
      <text:p text:style-name="P67"><text:span text:style-name="T8">8</text:span></text:p>
      <text:p text:style-name="P67"><text:span text:style-name="T8">1</text:span></text:p>
      <text:p text:style-name="P55"><text:span text:style-name="T8"/></text:p>
      <text:p text:style-name="P68"><text:span text:style-name="T8">Forgot to say that we have to add the two digits to, I didn’t do it.</text:span></text:p>
      <text:p text:style-name="P4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3">My solution:</text:p>
            <text:p text:style-name="P41"/>
            <text:p text:style-name="P50">two_digit_number = input("Type a two digit number: ")</text:p>
            <text:p text:style-name="P41"/>
            <text:p text:style-name="P50">print(two_digit_number[0])</text:p>
            <text:p text:style-name="P50">print(two_digit_number[1])</text:p>
          </table:table-cell>
          <table:table-cell table:style-name="Table3.B1" office:value-type="string">
            <text:p text:style-name="P78">Teacher’<text:span text:style-name="T19">s</text:span> solution:</text:p>
            <text:p text:style-name="P76"/>
            <text:p text:style-name="P48">two_digit_number = input("Type a two digit number: ")</text:p>
            <text:p text:style-name="P48"/>
            <text:p text:style-name="P48"/>
          </table:table-cell>
        </table:table-row>
        <table:table-row>
          <table:table-cell table:style-name="Table3.A2" office:value-type="string">
            <text:p text:style-name="P82">Result:</text:p>
            <text:p text:style-name="P80"/>
            <text:p text:style-name="P87">Type a two digit number: 69</text:p>
            <text:p text:style-name="P86">6</text:p>
            <text:p text:style-name="P86">9</text:p>
            <text:p text:style-name="P89"/>
          </table:table-cell>
          <table:table-cell table:style-name="Table3.B2" office:value-type="string">
            <text:p text:style-name="P82">Result:</text:p>
            <text:p text:style-name="P84"/>
            <text:p text:style-name="P84"/>
          </table:table-cell>
        </table:table-row>
      </table:table>
      <text:p text:style-name="P66"><text:span text:style-name="T8"/></text:p>
      <text:p text:style-name="P55"><text:span text:style-name="T8"/></text:p>
      <text:p text:style-name="P55"><text:span text:style-name="T8"/></text:p>
      <text:p text:style-name="P55"><text:span text:style-name="T8"/></text:p>
      <text:p text:style-name="P55"><text:span text:style-name="T8"/></text:p>
      <text:p text:style-name="P55"><text:span text:style-name="T8"/></text:p>
      <text:p text:style-name="P55"><text:span text:style-name="T8"/></text:p>
      <text:p text:style-name="P55"><text:span text:style-name="T8"/></text:p>
      <text:p text:style-name="P55"><text:span text:style-name="T8"/></text:p>
      <text:p text:style-name="P55"><text:span text:style-name="T8"/></text:p>
      <text:p text:style-name="P55"><text:span text:style-name="T8"/></text:p>
      <text:p text:style-name="P55"><text:span text:style-name="T8"/></text:p>
      <text:p text:style-name="P55"><text:soft-page-break/><text:span text:style-name="T8"/></text:p>
      <text:p text:style-name="P55"><text:span text:style-name="T8"/></text:p>
      <text:p text:style-name="P55"><text:span text:style-name="T8"/></text:p>
      <text:p text:style-name="P55"><text:span text:style-name="T8"/></text:p>
      <text:p text:style-name="P55"><text:span text:style-name="T8"/></text:p>
      <text:p text:style-name="P55"><text:span text:style-name="T8"/></text:p>
      <text:p text:style-name="P55"><text:span text:style-name="T8"/></text:p>
      <text:p text:style-name="P55"><text:span text:style-name="T8"/></text:p>
      <text:p text:style-name="P55"><text:span text:style-name="T8"/></text:p>
      <text:p text:style-name="P55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2T01:41:50.036829565</meta:creation-date>
    <meta:generator>LibreOffice/6.0.7.3$Linux_X86_64 LibreOffice_project/00m0$Build-3</meta:generator>
    <dc:date>2021-01-14T00:57:49.139884897</dc:date>
    <meta:editing-duration>PT5H12M11S</meta:editing-duration>
    <meta:editing-cycles>58</meta:editing-cycles>
    <meta:document-statistic meta:table-count="3" meta:image-count="0" meta:object-count="0" meta:page-count="6" meta:paragraph-count="156" meta:word-count="932" meta:character-count="5096" meta:non-whitespace-character-count="4274"/>
  </office:meta>
</office:document-meta>
</file>